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3118606" calcext:value-type="float">
            <text:p>-3,12E-001</text:p>
          </table:table-cell>
          <table:table-cell office:value-type="float" office:value="0.02" calcext:value-type="float">
            <text:p>2,00E-002</text:p>
          </table:table-cell>
          <table:table-cell office:value-type="float" office:value="0.008658169" calcext:value-type="float">
            <text:p>8,66E-003</text:p>
          </table:table-cell>
          <table:table-cell office:value-type="float" office:value="-0.0324166" calcext:value-type="float">
            <text:p>-3,24E-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912226" calcext:value-type="float">
            <text:p>-1,91E-001</text:p>
          </table:table-cell>
          <table:table-cell office:value-type="float" office:value="0.02" calcext:value-type="float">
            <text:p>2,00E-002</text:p>
          </table:table-cell>
          <table:table-cell office:value-type="float" office:value="0.000000009854637" calcext:value-type="float">
            <text:p>9,85E-009</text:p>
          </table:table-cell>
          <table:table-cell office:value-type="float" office:value="-0.01257007" calcext:value-type="float">
            <text:p>-1,26E-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8953745" calcext:value-type="float">
            <text:p>-8,95E-002</text:p>
          </table:table-cell>
          <table:table-cell office:value-type="float" office:value="0.01" calcext:value-type="float">
            <text:p>1,00E-002</text:p>
          </table:table-cell>
          <table:table-cell office:value-type="float" office:value="-0.00000005155" calcext:value-type="float">
            <text:p>-5,16E-008</text:p>
          </table:table-cell>
          <table:table-cell office:value-type="float" office:value="-0.005623899" calcext:value-type="float">
            <text:p>-5,62E-0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4253714" calcext:value-type="float">
            <text:p>-4,25E-002</text:p>
          </table:table-cell>
          <table:table-cell office:value-type="float" office:value="0.0025" calcext:value-type="float">
            <text:p>2,50E-003</text:p>
          </table:table-cell>
          <table:table-cell office:value-type="float" office:value="0.00002744434" calcext:value-type="float">
            <text:p>2,74E-005</text:p>
          </table:table-cell>
          <table:table-cell office:value-type="float" office:value="-0.002664638" calcext:value-type="float">
            <text:p>-2,66E-003</text:p>
          </table:table-cell>
        </table:table-row>
      </table:table>
      <table:named-expressions/>
      <table:database-ranges>
        <table:database-range table:name="__Anonymous_Sheet_DB__0" table:target-range-address="Лист1.A1:Лист1.E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13T11:03:24.908769765</dc:date>
    <meta:document-statistic meta:table-count="1" meta:cell-count="25" meta:object-count="0"/>
  </office:meta>
</office:document-meta>
</file>